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2209in"/>
    </style:style>
    <style:style style:name="co6" style:family="table-column">
      <style:table-column-properties fo:break-before="auto" style:column-width="0.8402in"/>
    </style:style>
    <style:style style:name="co7" style:family="table-column">
      <style:table-column-properties fo:break-before="auto" style:column-width="1.01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eat coefficient</text:p>
          </table:table-cell>
          <table:table-cell office:value-type="string" calcext:value-type="string">
            <text:p>inner dieameter</text:p>
          </table:table-cell>
          <table:table-cell office:value-type="string" calcext:value-type="string">
            <text:p>outer diameter</text:p>
          </table:table-cell>
          <table:table-cell office:value-type="string" calcext:value-type="string">
            <text:p>overlap initial</text:p>
          </table:table-cell>
          <table:table-cell office:value-type="string" calcext:value-type="string">
            <text:p>inner diameter [T]</text:p>
          </table:table-cell>
          <table:table-cell office:value-type="string" calcext:value-type="string">
            <text:p>delta Kelvin</text:p>
          </table:table-cell>
          <table:table-cell office:value-type="string" calcext:value-type="string">
            <text:p>diameter shaft</text:p>
          </table:table-cell>
          <table:table-cell/>
          <table:table-cell office:value-type="string" calcext:value-type="string">
            <text:p>inner diameter [T]</text:p>
          </table:table-cell>
          <table:table-cell office:value-type="string" calcext:value-type="string">
            <text:p>overlap [mm]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5" calcext:value-type="float">
            <text:p>9.99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5275" calcext:value-type="float">
            <text:p>0.009995275</text:p>
          </table:table-cell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5" calcext:value-type="float">
            <text:p>9.995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555" calcext:value-type="float">
            <text:p>0.0099955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6" calcext:value-type="float">
            <text:p>9.996</text:p>
          </table:table-cell>
          <table:table-cell office:value-type="float" office:value="-0.0045" calcext:value-type="float">
            <text:p>-0.0045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5825" calcext:value-type="float">
            <text:p>0.009995825</text:p>
          </table:table-cell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6" calcext:value-type="float">
            <text:p>9.996</text:p>
          </table:table-cell>
          <table:table-cell office:value-type="float" office:value="-0.0042" calcext:value-type="float">
            <text:p>-0.0042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6099" calcext:value-type="float">
            <text:p>0.009996099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6" calcext:value-type="float">
            <text:p>9.996</text:p>
          </table:table-cell>
          <table:table-cell office:value-type="float" office:value="-0.0039" calcext:value-type="float">
            <text:p>-0.0039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6374" calcext:value-type="float">
            <text:p>0.009996374</text:p>
          </table:table-cell>
          <table:table-cell office:value-type="float" office:value="125" calcext:value-type="float">
            <text:p>1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6" calcext:value-type="float">
            <text:p>9.996</text:p>
          </table:table-cell>
          <table:table-cell office:value-type="float" office:value="-0.0036" calcext:value-type="float">
            <text:p>-0.0036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6649" calcext:value-type="float">
            <text:p>0.009996649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7" calcext:value-type="float">
            <text:p>9.997</text:p>
          </table:table-cell>
          <table:table-cell office:value-type="float" office:value="-0.0034" calcext:value-type="float">
            <text:p>-0.0034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6924" calcext:value-type="float">
            <text:p>0.009996924</text:p>
          </table:table-cell>
          <table:table-cell office:value-type="float" office:value="175" calcext:value-type="float">
            <text:p>1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7" calcext:value-type="float">
            <text:p>9.997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7199" calcext:value-type="float">
            <text:p>0.009997199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7" calcext:value-type="float">
            <text:p>9.997</text:p>
          </table:table-cell>
          <table:table-cell office:value-type="float" office:value="-0.0028" calcext:value-type="float">
            <text:p>-0.0028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7474" calcext:value-type="float">
            <text:p>0.009997474</text:p>
          </table:table-cell>
          <table:table-cell office:value-type="float" office:value="225" calcext:value-type="float">
            <text:p>2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7" calcext:value-type="float">
            <text:p>9.997</text:p>
          </table:table-cell>
          <table:table-cell office:value-type="float" office:value="-0.0025" calcext:value-type="float">
            <text:p>-0.0025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7749" calcext:value-type="float">
            <text:p>0.009997749</text:p>
          </table:table-cell>
          <table:table-cell office:value-type="float" office:value="250" calcext:value-type="float">
            <text:p>25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8" calcext:value-type="float">
            <text:p>9.998</text:p>
          </table:table-cell>
          <table:table-cell office:value-type="float" office:value="-0.0023" calcext:value-type="float">
            <text:p>-0.0023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8023" calcext:value-type="float">
            <text:p>0.009998023</text:p>
          </table:table-cell>
          <table:table-cell office:value-type="float" office:value="275" calcext:value-type="float">
            <text:p>2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8" calcext:value-type="float">
            <text:p>9.998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8298" calcext:value-type="float">
            <text:p>0.009998298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8" calcext:value-type="float">
            <text:p>9.998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8573" calcext:value-type="float">
            <text:p>0.009998573</text:p>
          </table:table-cell>
          <table:table-cell office:value-type="float" office:value="325" calcext:value-type="float">
            <text:p>3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9" calcext:value-type="float">
            <text:p>9.999</text:p>
          </table:table-cell>
          <table:table-cell office:value-type="float" office:value="-0.0014" calcext:value-type="float">
            <text:p>-0.0014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8848" calcext:value-type="float">
            <text:p>0.009998848</text:p>
          </table:table-cell>
          <table:table-cell office:value-type="float" office:value="350" calcext:value-type="float">
            <text:p>35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9" calcext:value-type="float">
            <text:p>9.999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9123" calcext:value-type="float">
            <text:p>0.009999123</text:p>
          </table:table-cell>
          <table:table-cell office:value-type="float" office:value="375" calcext:value-type="float">
            <text:p>3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9" calcext:value-type="float">
            <text:p>9.999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9398" calcext:value-type="float">
            <text:p>0.009999398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.999" calcext:value-type="float">
            <text:p>9.999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9673" calcext:value-type="float">
            <text:p>0.009999673</text:p>
          </table:table-cell>
          <table:table-cell office:value-type="float" office:value="425" calcext:value-type="float">
            <text:p>4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9999948" calcext:value-type="float">
            <text:p>0.009999948</text:p>
          </table:table-cell>
          <table:table-cell office:value-type="float" office:value="450" calcext:value-type="float">
            <text:p>45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10000222" calcext:value-type="float">
            <text:p>0.010000222</text:p>
          </table:table-cell>
          <table:table-cell office:value-type="float" office:value="475" calcext:value-type="float">
            <text:p>4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0000011" calcext:value-type="float">
            <text:p>0.0000011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10000497" calcext:value-type="float">
            <text:p>0.010000497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0.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9:50:55.381970567</meta:creation-date>
    <dc:date>2019-05-14T09:53:19.137853439</dc:date>
    <meta:editing-duration>PT2M24S</meta:editing-duration>
    <meta:editing-cycles>2</meta:editing-cycles>
    <meta:generator>LibreOffice/4.3.7.2$Linux_X86_64 LibreOffice_project/430$Build-2</meta:generator>
    <meta:document-statistic meta:table-count="1" meta:cell-count="198" meta:object-count="0"/>
  </office:meta>
</office:document-meta>
</file>